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Ubuntu" svg:font-family="Ubuntu" style:font-family-generic="swiss" style:font-pitch="variable" svg:panose-1="2 11 5 4 3 6 2 3 2 4"/>
    <style:font-face style:name="Ubuntu Mono" svg:font-family="Ubuntu Mono" style:font-family-generic="system" style:font-pitch="fixed"/>
    <style:font-face style:name="Brush Script MT" svg:font-family="Brush Script MT" style:font-family-generic="script" style:font-pitch="variable" svg:panose-1="3 6 8 2 4 4 6 7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>
        <style:tab-stops>
          <style:tab-stop style:type="left" style:position="5.5in"/>
        </style:tab-stops>
      </style:paragraph-properties>
    </style:style>
    <style:style style:name="T6" style:parent-style-name="Absatz-Standardschriftart" style:family="text">
      <style:text-properties style:font-name="Ubuntu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de" fo:country="DE"/>
    </style:style>
    <style:style style:name="P7" style:parent-style-name="Standard" style:family="paragraph">
      <style:text-properties style:font-name="Ubuntu" fo:language="de" fo:country="DE"/>
    </style:style>
    <style:style style:name="P8" style:parent-style-name="Standard" style:family="paragraph">
      <style:text-properties style:font-name="Ubuntu" fo:language="de" fo:country="DE"/>
    </style:style>
    <style:style style:name="P9" style:parent-style-name="Standard" style:family="paragraph">
      <style:paragraph-properties fo:margin-bottom="0.118in" fo:line-height="150%"/>
    </style:style>
    <style:style style:name="T10" style:parent-style-name="Absatz-Standardschriftart" style:family="text">
      <style:text-properties style:font-name="Ubuntu" fo:language="de" fo:country="DE"/>
    </style:style>
    <style:style style:name="T11" style:parent-style-name="Absatz-Standardschriftart" style:family="text">
      <style:text-properties style:font-name="Ubuntu Mono" fo:font-weight="bold" style:font-weight-asian="bold" style:font-weight-complex="bold" fo:language="de" fo:country="DE"/>
    </style:style>
    <style:style style:name="P12" style:parent-style-name="Standard" style:family="paragraph">
      <style:paragraph-properties fo:margin-bottom="0.118in" fo:line-height="150%"/>
    </style:style>
    <style:style style:name="T13" style:parent-style-name="Absatz-Standardschriftart" style:family="text">
      <style:text-properties style:font-name="Ubuntu" fo:font-weight="bold" style:font-weight-asian="bold" style:font-weight-complex="bold" fo:language="de" fo:country="DE"/>
    </style:style>
    <style:style style:name="T14" style:parent-style-name="Absatz-Standardschriftart" style:family="text">
      <style:text-properties style:font-name="Ubuntu" fo:language="de" fo:country="DE"/>
    </style:style>
    <style:style style:name="T15" style:parent-style-name="Absatz-Standardschriftart" style:family="text">
      <style:text-properties style:font-name="Ubuntu" fo:language="de" fo:country="DE"/>
    </style:style>
    <style:style style:name="P16" style:parent-style-name="Standard" style:family="paragraph">
      <style:paragraph-properties fo:margin-bottom="0.118in" fo:line-height="150%"/>
      <style:text-properties fo:language="de" fo:country="DE"/>
    </style:style>
    <style:style style:name="P17" style:parent-style-name="Standard" style:family="paragraph">
      <style:paragraph-properties fo:margin-bottom="0.118in" fo:line-height="150%"/>
    </style:style>
    <style:style style:name="T18" style:parent-style-name="Absatz-Standardschriftart" style:family="text">
      <style:text-properties style:font-name="Ubuntu" fo:language="de" fo:country="DE"/>
    </style:style>
    <style:style style:name="T19" style:parent-style-name="Absatz-Standardschriftart" style:family="text">
      <style:text-properties style:font-name="Ubuntu Mono" fo:language="de" fo:country="DE"/>
    </style:style>
    <style:style style:name="P20" style:parent-style-name="Standard" style:family="paragraph">
      <style:paragraph-properties fo:margin-bottom="0.118in" fo:line-height="150%"/>
      <style:text-properties style:font-name="Brush Script MT" fo:font-size="17pt" style:font-size-asian="17pt" style:font-size-complex="17pt" fo:language="de" fo:country="DE"/>
    </style:style>
    <style:style style:name="P21" style:parent-style-name="Standard" style:family="paragraph">
      <style:paragraph-properties fo:margin-bottom="0.118in" fo:line-height="150%"/>
      <style:text-properties style:font-name="Ubuntu"/>
    </style:style>
    <style:style style:name="P22" style:parent-style-name="Standard" style:family="paragraph">
      <style:paragraph-properties fo:margin-bottom="0.118in" fo:line-height="150%"/>
      <style:text-properties style:font-name="Ubuntu"/>
    </style:style>
    <style:style style:name="P23" style:parent-style-name="Standard" style:family="paragraph">
      <style:paragraph-properties fo:margin-bottom="0.118in" fo:line-height="150%"/>
      <style:text-properties style:font-name="Ubuntu"/>
    </style:style>
    <style:style style:name="P24" style:parent-style-name="Standard" style:family="paragraph">
      <style:paragraph-properties fo:margin-bottom="0.118in" fo:line-height="150%"/>
      <style:text-properties style:font-name="Ubuntu"/>
    </style:style>
    <style:style style:name="P25" style:parent-style-name="Standard" style:family="paragraph">
      <style:paragraph-properties fo:margin-bottom="0.118in" fo:line-height="150%"/>
      <style:text-properties style:font-name="Ubuntu"/>
    </style:style>
    <style:style style:name="P26" style:parent-style-name="Standard" style:family="paragraph">
      <style:paragraph-properties fo:margin-bottom="0.118in" fo:line-height="150%"/>
      <style:text-properties style:font-name="Ubuntu"/>
    </style:style>
    <style:style style:name="P27" style:parent-style-name="Standard" style:family="paragraph">
      <style:paragraph-properties fo:margin-bottom="0.118in" fo:line-height="150%"/>
      <style:text-properties style:font-name="Ubuntu"/>
    </style:style>
    <style:style style:name="P28" style:parent-style-name="Standard" style:family="paragraph">
      <style:paragraph-properties fo:margin-bottom="0.118in" fo:line-height="150%"/>
      <style:text-properties style:font-name="Ubuntu"/>
    </style:style>
    <style:style style:name="P29" style:parent-style-name="Standard" style:family="paragraph">
      <style:paragraph-properties fo:margin-bottom="0.118in" fo:line-height="150%"/>
      <style:text-properties style:font-name="Ubuntu"/>
    </style:style>
    <style:style style:name="P30" style:parent-style-name="Standard" style:family="paragraph">
      <style:paragraph-properties fo:margin-bottom="0.118in" fo:line-height="150%"/>
      <style:text-properties style:font-name="Ubuntu"/>
    </style:style>
    <style:style style:name="P31" style:parent-style-name="Standard" style:family="paragraph">
      <style:paragraph-properties fo:margin-bottom="0.118in" fo:line-height="150%"/>
      <style:text-properties style:font-name="Ubuntu"/>
    </style:style>
    <style:style style:name="P32" style:parent-style-name="Standard" style:family="paragraph">
      <style:paragraph-properties fo:margin-bottom="0.118in" fo:line-height="150%"/>
      <style:text-properties style:font-name="Ubuntu"/>
    </style:style>
    <style:style style:name="P33" style:parent-style-name="Standard" style:family="paragraph">
      <style:paragraph-properties fo:margin-bottom="0.118in" fo:line-height="150%"/>
      <style:text-properties style:font-name="Ubuntu"/>
    </style:style>
    <style:style style:name="P34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35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36" style:parent-style-name="Standard" style:family="paragraph">
      <style:paragraph-properties fo:break-before="page" fo:margin-bottom="0.118in" fo:line-height="150%"/>
    </style:style>
    <style:style style:name="T37" style:parent-style-name="Absatz-Standardschriftart" style:family="text">
      <style:text-properties style:font-name="Ubuntu" fo:font-weight="bold" style:font-weight-asian="bold" style:font-weight-complex="bold" fo:language="de" fo:country="DE"/>
    </style:style>
    <style:style style:name="T38" style:parent-style-name="Absatz-Standardschriftart" style:family="text">
      <style:text-properties style:font-name="Ubuntu" fo:language="de" fo:country="DE"/>
    </style:style>
    <style:style style:name="P39" style:parent-style-name="Standard" style:family="paragraph">
      <style:paragraph-properties fo:margin-bottom="0.118in" fo:line-height="150%"/>
      <style:text-properties style:font-name="Ubuntu" fo:font-style="italic" style:font-style-asian="italic" style:font-style-complex="italic" fo:language="de" fo:country="DE"/>
    </style:style>
    <style:style style:name="P40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41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42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43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44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45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46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47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48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49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50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51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52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53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54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55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56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57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58" style:parent-style-name="Standard" style:family="paragraph">
      <style:paragraph-properties fo:margin-bottom="0.118in" fo:line-height="150%"/>
      <style:text-properties style:font-name="Ubuntu" fo:language="de" fo:country="DE"/>
    </style:style>
  </office:automatic-styles>
  <office:body>
    <office:text text:use-soft-page-breaks="true">
      <text:p text:style-name="P1"><text:span text:style-name="T6">Arbeitsblatt 2: Daten sortieren (ORDER BY Spalte DESC) und ohne Mehrfachnennungen (SELECT DISTINCT)</text:span></text:p>
      <text:p text:style-name="P7"/>
      <text:p text:style-name="P8"/>
      <text:p text:style-name="P9"><text:span text:style-name="T10">Alle nachfolgenden Aufgaben beziehen sich auf die Tabelle<text:s/></text:span><text:span text:style-name="T11">Person.</text:span></text:p>
      <text:p text:style-name="P12"><text:span text:style-name="T13">Aufgabe 1)</text:span><text:span text:style-name="T14"><text:s/>Überlege Dir, welche Ergebnisse du bei den<text:s/></text:span><text:span text:style-name="T15">folgenden SQL-Select-Abfragen erwartest und beschreibe sie. Probiere Sie anschließend in der Datenbank aus.</text:span></text:p>
      <text:p text:style-name="P16"/>
      <text:p text:style-name="P17"><text:span text:style-name="T18">Bsp)<text:s/></text:span><text:span text:style-name="T19">SELECT name, surname FROM Person ORDER BY surname</text:span></text:p>
      <text:p text:style-name="P20">Gibt alle Namen und Nachnamen aller Personen, sortiert nach dem Nachnamen aus.</text:p>
      <text:p text:style-name="P21">a)<text:s/>SELECT DISTINCT year_of_birth FROM Person</text:p>
      <text:p text:style-name="P22">……………………………………………………………………………………………………</text:p>
      <text:p text:style-name="P23">b)<text:s/>SELECT<text:s/>name, year_of_birth FROM Person ORDER BY year_of_birth DESC</text:p>
      <text:p text:style-name="P24">……………………………………………………………………………………………………</text:p>
      <text:p text:style-name="P25">c)<text:s/>SELECT DISTINCT height FROM Person</text:p>
      <text:p text:style-name="P26">……………………………………………………………………………………………………</text:p>
      <text:p text:style-name="P27">d)<text:s/>SELECT * FROM Person ORDER BY name</text:p>
      <text:p text:style-name="P28">……………………………………………………………………………………………………</text:p>
      <text:p text:style-name="P29">e)<text:s/>SELECT DISTINCT gender FROM Person ORDER BY gender<text:s/>DESC</text:p>
      <text:p text:style-name="P30">……………………………………………………………………………………………………</text:p>
      <text:p text:style-name="P31">f)<text:s/>SELECT name, surname FROM Person WHERE height &lt; 1.60 ORDER<text:s/>BY<text:s/>height</text:p>
      <text:p text:style-name="P32">……………………………………………………………………………………………………</text:p>
      <text:p text:style-name="P33">g)<text:s/>SELECT name, gender, height FROM Person ORDER<text:s/>BY<text:s/>height DESC</text:p>
      <text:p text:style-name="P34">……………………………………………………………………………………………………</text:p>
      <text:p text:style-name="P35"><text:tab/></text:p>
      <text:soft-page-break/>
      <text:p text:style-name="P36"><text:span text:style-name="T37">Aufgabe 2)</text:span><text:span text:style-name="T38"><text:s/>Erstelle selbst SQL-SELECT-Abfragen, die folgendes ausgeben:</text:span></text:p>
      <text:p text:style-name="P39">Probiere deine Anfrage zuerst in<text:s/>der Datenbank aus. Schreibe sie anschließend hier auf</text:p>
      <text:p text:style-name="P40">a) Die gesamte Tabelle sortiert nach den Nachnamen.</text:p>
      <text:p text:style-name="P41">……………………………………………………………………………………………………</text:p>
      <text:p text:style-name="P42">b) Die Vornamen aller Frauen und deren Geburtsjahr, sortiert nach dem Vornamen.</text:p>
      <text:p text:style-name="P43">……………………………………………………………………………………………………</text:p>
      <text:p text:style-name="P44">c) Alle Körpergrößen der Männer ohne Mehrfachnennungen.</text:p>
      <text:p text:style-name="P45">……………………………………………………………………………………………………</text:p>
      <text:p text:style-name="P46">d) Alle Geburtsjahre ohne Mehrfachnennungen und aufsteigend sortiert.</text:p>
      <text:p text:style-name="P47">……………………………………………………………………………………………………</text:p>
      <text:p text:style-name="P48">e) die kompletten Datensätze aller Personen,<text:s/>die nach 2000 geboren wurden ohne Mehrfachnennungen.</text:p>
      <text:p text:style-name="P49">……………………………………………………………………………………………………</text:p>
      <text:p text:style-name="P50">f) die Vornamen aller Mädchen, die größer sind als 1,50m, sortiert nach dem Vornamen.</text:p>
      <text:p text:style-name="P51">……………………………………………………………………………………………………</text:p>
      <text:p text:style-name="P52">g)<text:s/>Alle Körpergrößen über 1.60m, sortiert nach der Körpergröße und ohne Mehrfachnennungen.</text:p>
      <text:p text:style-name="P53">……………………………………………………………………………………………………</text:p>
      <text:p text:style-name="P54">h) Alle Körpergrößen ohne Mehrfachnennungen und aufsteigend sortiert.</text:p>
      <text:p text:style-name="P55">……………………………………………………………………………………………………</text:p>
      <text:p text:style-name="P56">i) alle kompletten Datensätze, absteigend sortiert nach<text:s/>dem Geburtsjahr</text:p>
      <text:p text:style-name="P57">……………………………………………………………………………………………………</text:p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Ubuntu" svg:font-family="Ubuntu" style:font-family-generic="swiss" style:font-pitch="variable" svg:panose-1="2 11 5 4 3 6 2 3 2 4"/>
    <style:font-face style:name="Ubuntu Mono" svg:font-family="Ubuntu Mono" style:font-family-generic="system" style:font-pitch="fixed"/>
    <style:font-face style:name="Brush Script MT" svg:font-family="Brush Script MT" style:font-family-generic="script" style:font-pitch="variable" svg:panose-1="3 6 8 2 4 4 6 7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style:font-name-complex="Verdana" fo:font-weight="bold" style:font-weight-asian="bold" style:font-weight-complex="bold" fo:font-size="24pt" style:font-size-asian="24pt" style:font-size-complex="2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HeaderandFooter"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umberingSymbols" style:display-name="Numbering Symbols" style:family="text"/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8076in" fo:margin-left="0.8076in" fo:margin-bottom="0.5in" fo:margin-right="0.807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402in"/>
      </style:header-style>
      <style:footer-style>
        <style:header-footer-properties style:dynamic-spacing="true" fo:min-height="0in"/>
      </style:footer-style>
    </style:page-layout>
    <style:style style:name="T2" style:parent-style-name="Absatz-Standardschriftart" style:family="text">
      <style:text-properties style:font-name="Ubuntu" fo:language="de" fo:country="DE"/>
    </style:style>
    <style:style style:name="T3" style:parent-style-name="Absatz-Standardschriftart" style:family="text">
      <style:text-properties style:font-name="Ubuntu" fo:language="de" fo:country="DE"/>
    </style:style>
    <style:style style:name="T4" style:parent-style-name="Absatz-Standardschriftart" style:family="text">
      <style:text-properties style:font-name="Ubuntu" fo:language="de" fo:country="DE"/>
    </style:style>
    <style:style style:name="T5" style:parent-style-name="Absatz-Standardschriftart" style:family="text">
      <style:text-properties style:font-name="Ubuntu" fo:language="de" fo:country="DE"/>
    </style:style>
  </office:automatic-styles>
  <office:master-styles>
    <style:master-page style:name="MP0" style:page-layout-name="PL0">
      <style:header>
        <text:p text:style-name="Kopfzeile"><text:span text:style-name="T2">DB104</text:span><text:span text:style-name="T3"><text:tab/>Datenbanken I: Einfache Abfragen mit SQL</text:span><text:span text:style-name="T4"><text:tab/>Seite<text:s/></text:span><text:span text:style-name="T5"><text:page-number text:fixed="false">2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efan Klein</meta:initial-creator>
    <dc:creator>Stefan Klein</dc:creator>
    <meta:creation-date>2021-01-27T06:47:00Z</meta:creation-date>
    <dc:date>2021-02-01T11:34:00Z</dc:date>
    <meta:template xlink:href="Normal" xlink:type="simple"/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16" meta:character-count="2308" meta:row-count="16" meta:non-whitespace-character-count="1996"/>
  </office:meta>
</office:document-meta>
</file>